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vis" svg:font-family="Nevi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9999"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66ffff" draw:textarea-horizontal-align="justify" draw:textarea-vertical-align="middle" draw:auto-grow-height="false"/>
    </style:style>
    <style:style style:name="gr7" style:family="graphic" style:parent-style-name="standard">
      <style:graphic-properties svg:stroke-color="#000000" draw:marker-end="Arrow" draw:textarea-vertical-align="middle"/>
    </style:style>
    <style:style style:name="gr8" style:family="graphic" style:parent-style-name="standard">
      <style:graphic-properties svg:stroke-color="#000000" draw:marker-start="Arrow" draw:marker-end="Arrow" draw:textarea-vertical-align="middle"/>
    </style:style>
    <style:style style:name="gr9" style:family="graphic" style:parent-style-name="standard">
      <style:graphic-properties draw:textarea-vertical-align="middle"/>
    </style:style>
    <style:style style:name="gr10" style:family="graphic" style:parent-style-name="standard">
      <style:graphic-properties draw:fill="solid" draw:fill-color="#ccffcc" draw:textarea-horizontal-align="justify" draw:textarea-vertical-align="middle" draw:auto-grow-height="false" fo:min-height="0cm" fo:min-width="0cm" fo:wrap-option="no-wrap"/>
    </style:style>
    <style:style style:name="gr11" style:family="graphic" style:parent-style-name="standard">
      <style:graphic-properties svg:stroke-color="#000000" draw:marker-start="" draw:marker-end="Arrow" draw:textarea-vertical-align="middle"/>
    </style:style>
    <style:style style:name="gr12" style:family="graphic" style:parent-style-name="standard">
      <style:graphic-properties draw:fill="solid" draw:fill-color="#33ff99" draw:textarea-horizontal-align="justify" draw:textarea-vertical-align="middle" draw:auto-grow-height="false"/>
    </style:style>
    <style:style style:name="P1" style:family="paragraph">
      <style:paragraph-properties fo:text-align="center"/>
    </style:style>
    <style:style style:name="P2" style:family="paragraph">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xml:id="id1" draw:id="id1" draw:layer="layout" svg:width="3.81cm" svg:height="5.334cm" svg:x="0.873cm" svg:y="6.207cm">
            <text:p text:style-name="P1">Swarm</text:p>
            <text:p text:style-name="P1">Master</text:p>
            <draw:enhanced-geometry svg:viewBox="0 0 21600 21600" draw:type="rectangle" draw:enhanced-path="M 0 0 L 21600 0 21600 21600 0 21600 0 0 Z N"/>
          </draw:custom-shape>
          <draw:custom-shape draw:style-name="gr2" draw:text-style-name="P1" draw:layer="layout" svg:width="12.573cm" svg:height="7.366cm" svg:x="7.223cm" svg:y="1.254cm">
            <text:p text:style-name="P1"/>
            <draw:enhanced-geometry svg:viewBox="0 0 21600 21600" draw:mirror-vertical="true" draw:type="rectangle" draw:enhanced-path="M 0 0 L 21600 0 21600 21600 0 21600 0 0 Z N"/>
          </draw:custom-shape>
          <draw:frame draw:style-name="gr3" draw:text-style-name="P2" draw:layer="layout" svg:width="4.414cm" svg:height="0.962cm" svg:x="7.434cm" svg:y="1.381cm">
            <draw:text-box>
              <text:p text:style-name="P2"><text:span text:style-name="T1">Raspberry Pi</text:span></text:p>
            </draw:text-box>
          </draw:frame>
          <draw:custom-shape draw:style-name="gr4" draw:text-style-name="P1" xml:id="id2" draw:id="id2" draw:layer="layout" svg:width="2.667cm" svg:height="5.207cm" svg:x="8.105cm" svg:y="2.778cm">
            <text:p text:style-name="P1">Swarm</text:p>
            <draw:enhanced-geometry svg:viewBox="0 0 21600 21600" draw:type="rectangle" draw:enhanced-path="M 0 0 L 21600 0 21600 21600 0 21600 0 0 Z N"/>
          </draw:custom-shape>
          <draw:custom-shape draw:style-name="gr5" draw:text-style-name="P1" xml:id="id5" draw:id="id5" draw:layer="layout" svg:width="2.667cm" svg:height="5.08cm" svg:x="16.621cm" svg:y="2.905cm">
            <text:p text:style-name="P1">Docker</text:p>
            <draw:enhanced-geometry svg:viewBox="0 0 21600 21600" draw:type="rectangle" draw:enhanced-path="M 0 0 L 21600 0 21600 21600 0 21600 0 0 Z N"/>
          </draw:custom-shape>
          <draw:custom-shape draw:style-name="gr1" draw:text-style-name="P1" xml:id="id3" draw:id="id3" draw:layer="layout" svg:width="3.81cm" svg:height="2.286cm" svg:x="12.049cm" svg:y="2.651cm">
            <text:p text:style-name="P1">Powerstrip</text:p>
            <draw:enhanced-geometry svg:viewBox="0 0 21600 21600" draw:type="rectangle" draw:enhanced-path="M 0 0 L 21600 0 21600 21600 0 21600 0 0 Z N"/>
          </draw:custom-shape>
          <draw:custom-shape draw:style-name="gr6" draw:text-style-name="P1" xml:id="id4" draw:id="id4" draw:layer="layout" svg:width="3.81cm" svg:height="2.286cm" svg:x="12.049cm" svg:y="5.699cm">
            <text:p text:style-name="P1">Multifarious</text:p>
            <draw:enhanced-geometry svg:viewBox="0 0 21600 21600" draw:type="rectangle" draw:enhanced-path="M 0 0 L 21600 0 21600 21600 0 21600 0 0 Z N"/>
          </draw:custom-shape>
          <draw:connector draw:style-name="gr7" draw:text-style-name="P1" draw:layer="layout" svg:x1="4.683cm" svg:y1="8.874cm" svg:x2="8.105cm" svg:y2="5.381cm" draw:start-shape="id1" draw:start-glue-point="1" draw:end-shape="id2" draw:end-glue-point="3" svg:d="M4683 8874h1711v-3493h1711" svg:viewBox="0 0 3423 3494">
            <text:p/>
          </draw:connector>
          <draw:connector draw:style-name="gr7" draw:text-style-name="P1" draw:layer="layout" svg:x1="10.772cm" svg:y1="5.381cm" svg:x2="12.049cm" svg:y2="3.794cm" draw:start-shape="id2" draw:start-glue-point="1" draw:end-shape="id3" draw:end-glue-point="3" svg:d="M10772 5381h638v-1587h639" svg:viewBox="0 0 1278 1588">
            <text:p/>
          </draw:connector>
          <draw:connector draw:style-name="gr8" draw:text-style-name="P1" draw:layer="layout" svg:x1="13.954cm" svg:y1="4.937cm" svg:x2="13.954cm" svg:y2="5.699cm" draw:start-shape="id3" draw:start-glue-point="2" draw:end-shape="id4" draw:end-glue-point="0" svg:d="M13954 4937v762" svg:viewBox="0 0 1 763">
            <text:p/>
          </draw:connector>
          <draw:connector draw:style-name="gr7" draw:text-style-name="P1" draw:layer="layout" svg:x1="15.859cm" svg:y1="3.794cm" svg:x2="16.621cm" svg:y2="5.445cm" draw:start-shape="id3" draw:start-glue-point="1" draw:end-shape="id5" draw:end-glue-point="3" svg:d="M15859 3794h381v1651h381" svg:viewBox="0 0 763 1652">
            <text:p/>
          </draw:connector>
          <draw:connector draw:style-name="gr9" draw:text-style-name="P1" draw:layer="layout" svg:x1="15.859cm" svg:y1="6.842cm" svg:x2="15.859cm" svg:y2="6.842cm" draw:start-shape="id4" draw:end-shape="id4" svg:d="M15859 6842z" svg:viewBox="0 0 1 1">
            <text:p/>
          </draw:connector>
          <draw:custom-shape draw:style-name="gr10" draw:text-style-name="P1" xml:id="id6" draw:id="id6" draw:layer="layout" svg:width="5.334cm" svg:height="3.81cm" svg:x="9.89cm" svg:y="10.017cm">
            <text:p text:style-name="P1">Redi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1" draw:layer="layout" svg:x1="13.954cm" svg:y1="7.985cm" svg:x2="12.557cm" svg:y2="10.017cm" draw:start-shape="id4" draw:start-glue-point="2" draw:end-shape="id6" svg:d="M13954 7985v1016h-1397v1016" svg:viewBox="0 0 1398 2033">
            <text:p/>
          </draw:connector>
          <draw:custom-shape draw:style-name="gr12" draw:text-style-name="P1" draw:layer="layout" svg:width="12.573cm" svg:height="7.366cm" svg:x="7.223cm" svg:y="15.097cm">
            <text:p/>
            <draw:enhanced-geometry svg:viewBox="0 0 21600 21600" draw:mirror-vertical="true" draw:type="rectangle" draw:enhanced-path="M 0 0 L 21600 0 21600 21600 0 21600 0 0 Z N"/>
          </draw:custom-shape>
          <draw:frame draw:style-name="gr3" draw:text-style-name="P2" draw:layer="layout" svg:width="2.682cm" svg:height="0.962cm" svg:x="7.434cm" svg:y="15.224cm">
            <draw:text-box>
              <text:p text:style-name="P2"><text:span text:style-name="T1">X86_64</text:span></text:p>
            </draw:text-box>
          </draw:frame>
          <draw:custom-shape draw:style-name="gr4" draw:text-style-name="P1" xml:id="id7" draw:id="id7" draw:layer="layout" svg:width="2.667cm" svg:height="5.207cm" svg:x="8.105cm" svg:y="16.621cm">
            <text:p text:style-name="P1">Swarm</text:p>
            <draw:enhanced-geometry svg:viewBox="0 0 21600 21600" draw:type="rectangle" draw:enhanced-path="M 0 0 L 21600 0 21600 21600 0 21600 0 0 Z N"/>
          </draw:custom-shape>
          <draw:custom-shape draw:style-name="gr5" draw:text-style-name="P1" xml:id="id9" draw:id="id9" draw:layer="layout" svg:width="2.667cm" svg:height="5.08cm" svg:x="16.621cm" svg:y="16.748cm">
            <text:p text:style-name="P1">Docker</text:p>
            <draw:enhanced-geometry svg:viewBox="0 0 21600 21600" draw:type="rectangle" draw:enhanced-path="M 0 0 L 21600 0 21600 21600 0 21600 0 0 Z N"/>
          </draw:custom-shape>
          <draw:custom-shape draw:style-name="gr1" draw:text-style-name="P1" xml:id="id8" draw:id="id8" draw:layer="layout" svg:width="3.81cm" svg:height="2.286cm" svg:x="11.922cm" svg:y="19.415cm">
            <text:p text:style-name="P1">Powerstrip</text:p>
            <draw:enhanced-geometry svg:viewBox="0 0 21600 21600" draw:mirror-horizontal="false" draw:mirror-vertical="false" draw:type="rectangle" draw:enhanced-path="M 0 0 L 21600 0 21600 21600 0 21600 0 0 Z N"/>
          </draw:custom-shape>
          <draw:custom-shape draw:style-name="gr6" draw:text-style-name="P1" xml:id="id10" draw:id="id10" draw:layer="layout" svg:width="3.81cm" svg:height="2.286cm" svg:x="11.922cm" svg:y="15.986cm">
            <text:p text:style-name="P1">Multifarious</text:p>
            <draw:enhanced-geometry svg:viewBox="0 0 21600 21600" draw:type="rectangle" draw:enhanced-path="M 0 0 L 21600 0 21600 21600 0 21600 0 0 Z N"/>
          </draw:custom-shape>
          <draw:connector draw:style-name="gr7" draw:text-style-name="P1" draw:layer="layout" svg:x1="10.772cm" svg:y1="19.224cm" svg:x2="11.922cm" svg:y2="20.558cm" draw:start-shape="id7" draw:start-glue-point="1" draw:end-shape="id8" draw:end-glue-point="3" svg:d="M10772 19224h575v1334h575" svg:viewBox="0 0 1151 1335">
            <text:p/>
          </draw:connector>
          <draw:connector draw:style-name="gr7" draw:text-style-name="P1" draw:layer="layout" svg:x1="15.732cm" svg:y1="20.558cm" svg:x2="16.621cm" svg:y2="19.288cm" draw:start-shape="id8" draw:start-glue-point="1" draw:end-shape="id9" draw:end-glue-point="3" svg:d="M15732 20558h444v-1270h445" svg:viewBox="0 0 890 1271">
            <text:p/>
          </draw:connector>
          <draw:connector draw:style-name="gr9" draw:text-style-name="P1" draw:layer="layout" svg:x1="15.732cm" svg:y1="17.129cm" svg:x2="15.732cm" svg:y2="17.129cm" draw:start-shape="id10" draw:end-shape="id10" svg:d="M15732 17129z" svg:viewBox="0 0 1 1">
            <text:p/>
          </draw:connector>
          <draw:connector draw:style-name="gr8" draw:text-style-name="P1" draw:layer="layout" svg:x1="13.827cm" svg:y1="19.415cm" svg:x2="13.827cm" svg:y2="18.272cm" draw:start-shape="id8" draw:start-glue-point="0" draw:end-shape="id10" draw:end-glue-point="2" svg:d="M13827 19415v-1143" svg:viewBox="0 0 1 1144">
            <text:p/>
          </draw:connector>
          <draw:connector draw:style-name="gr8" draw:text-style-name="P1" draw:layer="layout" svg:x1="13.827cm" svg:y1="15.986cm" svg:x2="12.557cm" svg:y2="13.827cm" draw:start-shape="id10" draw:start-glue-point="0" draw:end-shape="id6" draw:end-glue-point="2" svg:d="M13827 15986v-1079h-1270v-1080" svg:viewBox="0 0 1271 2160">
            <text:p/>
          </draw:connector>
          <draw:connector draw:style-name="gr7" draw:text-style-name="P1" draw:layer="layout" svg:x1="4.683cm" svg:y1="8.874cm" svg:x2="8.105cm" svg:y2="19.224cm" draw:start-shape="id1" draw:start-glue-point="1" draw:end-shape="id7" svg:d="M4683 8874h1711v10350h1711" svg:viewBox="0 0 3423 10351">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evis" svg:font-family="Nevi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6T14:10:17.772360508</meta:creation-date>
    <dc:date>2015-04-26T14:43:01.795862969</dc:date>
    <meta:editing-duration>PT17M9S</meta:editing-duration>
    <meta:editing-cycles>2</meta:editing-cycles>
    <meta:generator>LibreOffice/4.2.7.2$Linux_X86_64 LibreOffice_project/420m0$Build-2</meta:generator>
    <meta:document-statistic meta:object-count="27"/>
  </office:meta>
</office:document-meta>
</file>